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e_rm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7704831475877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7203430164606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7520757483860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7166993416868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7193393121644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7319208678948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5947740680566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5548388962945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752612472489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729237662615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6979690750011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6806863881394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7189289984287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0.28679090962201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6755009350448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9128460537330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0.26517034805092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485994004304815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7809718044662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.64657155757766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0.211864405938691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73883396064692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56773931351345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63132460565098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459592477156814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69089928719264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6967360452485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0.98475366386030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7386401719056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60511283726529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8125043192160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0.440638241030487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0.286790909622013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72544309615322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56377573334732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67746061736660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71320909037798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6578710452101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0.66939422537005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6412968610054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84332271386870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286790909622013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0.22340311860872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6865772886838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71320909037798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68527284636626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0.7982120639861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69721951650031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0.7352979086823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58735459746293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44791556492638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0.286790909622013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286790909622013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0.77268260191164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.0520231670039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0.271118658230645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72978846269146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0.286790909622013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70511134386894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8533822958422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0.70059463134631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94435756699657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93222311463717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0.7301035473654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.77995587016759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56831631356859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74495693475381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86847449809874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0.286790909622013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67836690586453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5028084109720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0.98460132528237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0.55285700046452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0.55718623853103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.0462866500044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0.68059825453310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.01481349654029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0.61171571305084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0.60256993832817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6621122685441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243" meta:object-count="0"/>
    <meta:generator>LibreOffice/7.0.0.3$Windows_X86_64 LibreOffice_project/8061b3e9204bef6b321a21033174034a5e2ea88e</meta:generator>
  </office:meta>
</office:document-meta>
</file>